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25883BE3D72C284BFB7.png" manifest:media-type="image/png"/>
  <manifest:file-entry manifest:full-path="Pictures/100002010000044E0000019E91B1BC39969A5CED.png" manifest:media-type="image/png"/>
  <manifest:file-entry manifest:full-path="Pictures/100002010000012C000001169552CB41D448EDE1.png" manifest:media-type="image/png"/>
  <manifest:file-entry manifest:full-path="Pictures/100002010000050000000433A42B80CC5D06902F.png" manifest:media-type="image/png"/>
  <manifest:file-entry manifest:full-path="Pictures/100002000000006B0000006A284072D440EFAB9D.png" manifest:media-type="image/png"/>
  <manifest:file-entry manifest:full-path="Pictures/2000000800000B0500000B00CB59B411430173FE.svm" manifest:media-type="image/x-svm"/>
  <manifest:file-entry manifest:full-path="Pictures/10000201000001D10000008DF4723BEEA18B84E2.png" manifest:media-type="image/png"/>
  <manifest:file-entry manifest:full-path="Pictures/100002010000080000000800340A6C187AB95173.png" manifest:media-type="image/png"/>
  <manifest:file-entry manifest:full-path="Pictures/20000008000015F10000049ED3E304B9D74A2023.svm" manifest:media-type="image/x-svm"/>
  <manifest:file-entry manifest:full-path="Pictures/10000200000000D40000002DF9EA92AB2B3D0D80.png" manifest:media-type="image/png"/>
  <manifest:file-entry manifest:full-path="Pictures/20000008000014DC000004B7C6EA077CBAF29C8E.svm" manifest:media-type="image/x-svm"/>
  <manifest:file-entry manifest:full-path="Pictures/10000200000000CA0000002E457F8EEF1314E3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11.25cm" fo:min-width="6cm"/>
      <style:paragraph-properties style:writing-mode="lr-tb"/>
    </style:style>
    <style:style style:name="gr2" style:family="graphic" style:parent-style-name="standard">
      <style:graphic-properties svg:stroke-color="#069a2e" draw:fill="solid" draw:fill-color="#dde8cb" draw:textarea-horizontal-align="justify" draw:textarea-vertical-align="middle" draw:auto-grow-height="false" fo:min-height="7.75cm" fo:min-width="5cm"/>
      <style:paragraph-properties style:writing-mode="lr-tb"/>
    </style:style>
    <style:style style:name="gr3" style:family="graphic" style:parent-style-name="standard">
      <style:graphic-properties svg:stroke-color="#069a2e" draw:fill="solid" draw:fill-color="#dde8cb" draw:textarea-horizontal-align="justify" draw:textarea-vertical-align="middle" draw:auto-grow-height="false" fo:min-height="11.25cm" fo:min-width="5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854cm, 4.153cm, 6.77cm, 4.471cm)" draw:image-opacity="100%" style:mirror="none"/>
    </style:style>
    <style:style style:name="gr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69a2e" draw:fill="solid" draw:fill-color="#afd095" draw:textarea-horizontal-align="justify" draw:textarea-vertical-align="middle" draw:auto-grow-height="false" fo:min-height="0.75cm" fo:min-width="2.75cm"/>
      <style:paragraph-properties style:writing-mode="lr-tb"/>
    </style:style>
    <style:style style:name="gr8" style:family="graphic" style:parent-style-name="standard">
      <style:graphic-properties svg:stroke-color="#3465a4" draw:fill="solid" draw:fill-color="#729fcf" draw:textarea-horizontal-align="justify" draw:textarea-vertical-align="middle" draw:auto-grow-height="false" fo:min-height="0.75cm" fo:min-width="2.75cm"/>
      <style:paragraph-properties style:writing-mode="lr-tb"/>
    </style:style>
    <style:style style:name="gr9" style:family="graphic" style:parent-style-name="objectwithoutfill">
      <style:graphic-properties svg:stroke-width="0.053cm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ouble_20_Dash" svg:stroke-width="0.053cm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7.25cm" fo:min-width="6.25cm"/>
      <style:paragraph-properties style:writing-mode="lr-tb"/>
    </style:style>
    <style:style style:name="gr12" style:family="graphic" style:parent-style-name="standard">
      <style:graphic-properties svg:stroke-color="#069a2e" draw:fill="solid" draw:fill-color="#dde8cb" draw:textarea-horizontal-align="justify" draw:textarea-vertical-align="middle" draw:auto-grow-height="false" fo:min-height="4.25cm" fo:min-width="5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P1" style:family="paragraph">
      <loext:graphic-properties draw:fill="solid" draw:fill-color="#dee6ef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>
      <loext:graphic-properties draw:fill="solid" draw:fill-color="#dde8cb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4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7" style:family="paragraph">
      <loext:graphic-properties draw:fill="solid" draw:fill-color="#afd095"/>
      <style:paragraph-properties fo:text-align="center"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8" style:family="paragraph"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solid" draw:fill-color="#afd095"/>
      <style:paragraph-properties fo:text-align="center"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729fcf"/>
      <style:paragraph-properties fo:text-align="center"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6.5cm" svg:height="11.5cm" svg:x="11.5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5cm" svg:height="8cm" svg:x="12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5.75cm" svg:height="11.5cm" svg:x="1.25cm" svg:y="5.75cm">
          <text:p text:style-name="P8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4.49cm" svg:height="1.276cm" svg:x="1.76cm" svg:y="6.25cm">
          <draw:text-box>
            <text:p text:style-name="P3"><text:span text:style-name="T1">Frontend</text:span></text:p>
          </draw:text-box>
        </draw:frame>
        <draw:frame draw:style-name="gr5" draw:text-style-name="P5" draw:layer="layout" svg:width="3.499cm" svg:height="3.499cm" svg:x="2.473cm" svg:y="7.501cm">
          <draw:image xlink:href="Pictures/10000201000002580000025883BE3D72C284BFB7.png" xlink:type="simple" xlink:show="embed" xlink:actuate="onLoad" draw:mime-type="image/png">
            <text:p/>
          </draw:image>
        </draw:frame>
        <draw:frame draw:style-name="gr4" draw:text-style-name="P4" draw:layer="layout" svg:width="4.342cm" svg:height="1.276cm" svg:x="12.5cm" svg:y="8.724cm">
          <draw:text-box>
            <text:p text:style-name="P3"><text:span text:style-name="T1">Backend</text:span></text:p>
          </draw:text-box>
        </draw:frame>
        <draw:frame draw:style-name="gr6" draw:text-style-name="P5" draw:layer="layout" svg:width="3.75cm" svg:height="3.474cm" svg:x="12.85cm" svg:y="10cm">
          <draw:image xlink:href="Pictures/100002010000012C000001169552CB41D448EDE1.png" xlink:type="simple" xlink:show="embed" xlink:actuate="onLoad" draw:mime-type="image/png">
            <text:p/>
          </draw:image>
        </draw:frame>
        <draw:custom-shape draw:style-name="gr7" draw:text-style-name="P7" draw:layer="layout" svg:width="3.25cm" svg:height="1cm" svg:x="1.5cm" svg:y="12.5cm">
          <text:p text:style-name="P6"><text:span text:style-name="T2">I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.25cm" svg:height="1cm" svg:x="1.5cm" svg:y="14cm">
          <text:p text:style-name="P8">ANDRO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3.25cm" svg:height="1cm" svg:x="1.5cm" svg:y="15.5cm">
          <text:p text:style-name="P8">DESKT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25cm" svg:height="1cm" svg:x="17cm" svg:y="11.5cm">
          <text:p text:style-name="P6"><text:span text:style-name="T2">D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9.5cm" svg:y1="14.75cm" svg:x2="12cm" svg:y2="14.75cm">
          <text:p/>
        </draw:line>
        <draw:line draw:style-name="gr10" draw:text-style-name="P11" draw:layer="layout" svg:x1="12cm" svg:y1="14.25cm" svg:x2="9.5cm" svg:y2="14.25cm">
          <text:p/>
        </draw:line>
        <draw:line draw:style-name="gr9" draw:text-style-name="P11" draw:layer="layout" svg:x1="4.75cm" svg:y1="13cm" svg:x2="6.25cm" svg:y2="14cm">
          <text:p/>
        </draw:line>
        <draw:line draw:style-name="gr9" draw:text-style-name="P11" draw:layer="layout" svg:x1="4.75cm" svg:y1="14.5cm" svg:x2="6.25cm" svg:y2="14.5cm">
          <text:p/>
        </draw:line>
        <draw:line draw:style-name="gr9" draw:text-style-name="P11" draw:layer="layout" svg:x1="4.75cm" svg:y1="16cm" svg:x2="6.25cm" svg:y2="15cm">
          <text:p/>
        </draw:line>
        <draw:custom-shape draw:style-name="gr8" draw:text-style-name="P10" draw:layer="layout" svg:width="3.25cm" svg:height="1cm" svg:x="6.25cm" svg:y="14cm">
          <text:p text:style-name="P6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2.929cm" svg:height="2.46cm" svg:x="13.25cm" svg:y="6cm">
          <draw:image xlink:href="Pictures/100002010000050000000433A42B80CC5D06902F.png" xlink:type="simple" xlink:show="embed" xlink:actuate="onLoad" draw:mime-type="image/png">
            <text:p/>
          </draw:image>
        </draw:frame>
        <draw:custom-shape draw:style-name="gr11" draw:text-style-name="P1" draw:layer="layout" svg:width="6.75cm" svg:height="7.5cm" svg:x="22cm" svg:y="5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5.75cm" svg:height="4.5cm" svg:x="22.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3.07cm" svg:height="3.064cm" svg:x="23.9cm" svg:y="9.436cm">
          <draw:image xlink:href="Pictures/2000000800000B0500000B00CB59B411430173FE.svm" xlink:type="simple" xlink:show="embed" xlink:actuate="onLoad" draw:mime-type="image/x-svm">
            <text:p/>
          </draw:image>
          <draw:image xlink:href="Pictures/100002000000006B0000006A284072D440EFAB9D.png" xlink:type="simple" xlink:show="embed" xlink:actuate="onLoad" draw:mime-type="image/png"/>
        </draw:frame>
        <draw:frame draw:style-name="gr13" draw:text-style-name="P4" draw:layer="layout" svg:width="5.298cm" svg:height="1.5cm" svg:x="23.002cm" svg:y="8.25cm">
          <draw:text-box>
            <text:p text:style-name="P3"><text:span text:style-name="T1">Data Base</text:span></text:p>
          </draw:text-box>
        </draw:frame>
        <draw:frame draw:style-name="gr6" draw:text-style-name="P5" draw:layer="layout" svg:width="3.764cm" svg:height="1.141cm" svg:x="13.1cm" svg:y="13cm">
          <draw:image xlink:href="Pictures/10000201000001D10000008DF4723BEEA18B84E2.png" xlink:type="simple" xlink:show="embed" xlink:actuate="onLoad" draw:mime-type="image/png">
            <text:p/>
          </draw:image>
        </draw:frame>
        <draw:frame draw:style-name="gr6" draw:text-style-name="P5" draw:layer="layout" svg:width="5.323cm" svg:height="2cm" svg:x="22.75cm" svg:y="6cm">
          <draw:image xlink:href="Pictures/100002010000044E0000019E91B1BC39969A5CED.png" xlink:type="simple" xlink:show="embed" xlink:actuate="onLoad" draw:mime-type="image/png">
            <text:p/>
          </draw:image>
        </draw:frame>
        <draw:frame draw:style-name="gr6" draw:text-style-name="P5" draw:layer="layout" svg:width="1.7cm" svg:height="1.7cm" svg:x="4.5cm" svg:y="9.5cm">
          <draw:image xlink:href="Pictures/100002010000080000000800340A6C187AB95173.png" xlink:type="simple" xlink:show="embed" xlink:actuate="onLoad" draw:mime-type="image/png">
            <text:p/>
          </draw:image>
        </draw:frame>
        <draw:line draw:style-name="gr9" draw:text-style-name="P11" draw:layer="layout" svg:x1="20.25cm" svg:y1="12.25cm" svg:x2="22.5cm" svg:y2="12.25cm">
          <text:p/>
        </draw:line>
        <draw:line draw:style-name="gr10" draw:text-style-name="P11" draw:layer="layout" svg:x1="22.5cm" svg:y1="11.75cm" svg:x2="20.25cm" svg:y2="11.75cm">
          <text:p/>
        </draw:line>
        <draw:frame draw:style-name="gr6" draw:text-style-name="P5" draw:layer="layout" svg:width="6.805cm" svg:height="1.431cm" svg:x="21.895cm" svg:y="13.5cm">
          <draw:image xlink:href="Pictures/20000008000015F10000049ED3E304B9D74A2023.svm" xlink:type="simple" xlink:show="embed" xlink:actuate="onLoad" draw:mime-type="image/x-svm">
            <text:p/>
          </draw:image>
          <draw:image xlink:href="Pictures/10000200000000D40000002DF9EA92AB2B3D0D80.png" xlink:type="simple" xlink:show="embed" xlink:actuate="onLoad" draw:mime-type="image/png"/>
        </draw:frame>
        <draw:frame draw:style-name="gr6" draw:text-style-name="P5" draw:layer="layout" svg:width="6.641cm" svg:height="1.5cm" svg:x="21.9cm" svg:y="15.25cm">
          <draw:image xlink:href="Pictures/20000008000014DC000004B7C6EA077CBAF29C8E.svm" xlink:type="simple" xlink:show="embed" xlink:actuate="onLoad" draw:mime-type="image/x-svm">
            <text:p/>
          </draw:image>
          <draw:image xlink:href="Pictures/10000200000000CA0000002E457F8EEF1314E3C3.png" xlink:type="simple" xlink:show="embed" xlink:actuate="onLoad" draw:mime-type="image/png"/>
        </draw:frame>
        <draw:custom-shape draw:style-name="gr8" draw:text-style-name="P10" draw:layer="layout" svg:width="3.25cm" svg:height="1cm" svg:x="17cm" svg:y="13.75cm">
          <text:p text:style-name="P6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20.25cm" svg:y1="14.5cm" svg:x2="22cm" svg:y2="14.5cm">
          <text:p/>
        </draw:line>
        <draw:line draw:style-name="gr10" draw:text-style-name="P11" draw:layer="layout" svg:x1="21.75cm" svg:y1="14cm" svg:x2="20.25cm" svg:y2="14cm">
          <text:p/>
        </draw:line>
        <draw:custom-shape draw:style-name="gr8" draw:text-style-name="P10" draw:layer="layout" svg:width="3.25cm" svg:height="1cm" svg:x="17cm" svg:y="15.5cm">
          <text:p text:style-name="P6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1" draw:layer="layout" svg:x1="20.25cm" svg:y1="16.25cm" svg:x2="22cm" svg:y2="16.25cm">
          <text:p/>
        </draw:line>
        <draw:line draw:style-name="gr10" draw:text-style-name="P11" draw:layer="layout" svg:x1="21.75cm" svg:y1="15.75cm" svg:x2="20.25cm" svg:y2="15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21T18:42:57.954000000</dc:date>
    <meta:editing-duration>PT2H26M32S</meta:editing-duration>
    <meta:editing-cycles>23</meta:editing-cycles>
    <meta:generator>LibreOffice/7.1.2.2$Windows_X86_64 LibreOffice_project/8a45595d069ef5570103caea1b71cc9d82b2aae4</meta:generator>
    <meta:document-statistic meta:object-count="35"/>
  </office:meta>
</office:document-meta>
</file>